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Text_20_body" style:list-style-name="L6">
      <style:paragraph-properties fo:margin-top="0in" fo:margin-bottom="0in" loext:contextual-spacing="false"/>
    </style:style>
    <style:style style:name="P12" style:family="paragraph" style:parent-style-name="Preformatted_20_Text">
      <style:paragraph-properties fo:margin-top="0in" fo:margin-bottom="0.1965in" loext:contextual-spacing="false"/>
    </style:style>
    <style:style style:name="T1" style:family="text">
      <style:text-properties style:font-name="MathJax Math" fo:font-style="italic"/>
    </style:style>
    <style:style style:name="T2" style:family="text">
      <style:text-properties style:font-name="MathJax Ma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iridușii lui Moș Crăciun au ieșit la o bătaie cu bulgări de zăpadă pe un ghețar ce are o suprafață sub formă de cerc, centrat și înscris într-o matrice pătratică cu dimensiuni impare. La început aceștia sunt uscați, fiind caracterizați printr-o valoare specifică <text:bookmark text:name="MathJax-Element-1-Frame"/><text:bookmark text:name="MathJax-Span-1"/><text:bookmark text:name="MathJax-Span-2"/><text:bookmark text:name="MathJax-Span-3"/><text:span text:style-name="T1">h</text:span><text:bookmark text:name="MathJax-Span-4"/><text:span text:style-name="T1">p</text:span>, dar pe măsură ce se bulgăresc, această valoare scade, culminând cu momentul când ajunge la 0 (ud leoarcă) și când spiridușul respectiv va trebui să părăsească ghețarul în spinarea lui Rudolf. Pe lângă gradul de uscare, aceștia mai au și o valoare pentru odihnă (energie) <text:bookmark text:name="MathJax-Element-2-Frame"/><text:bookmark text:name="MathJax-Span-5"/><text:bookmark text:name="MathJax-Span-6"/><text:bookmark text:name="MathJax-Span-7"/><text:span text:style-name="T1">s</text:span><text:bookmark text:name="MathJax-Span-8"/><text:span text:style-name="T1">t</text:span><text:bookmark text:name="MathJax-Span-9"/><text:span text:style-name="T1">a</text:span><text:bookmark text:name="MathJax-Span-10"/><text:span text:style-name="T1">m</text:span><text:bookmark text:name="MathJax-Span-11"/><text:span text:style-name="T1">i</text:span><text:bookmark text:name="MathJax-Span-12"/><text:span text:style-name="T1">n</text:span><text:bookmark text:name="MathJax-Span-13"/><text:span text:style-name="T1">a</text:span> ce va fi explicată mai jos. Fiecare spiriduș poate face bulgări de o anumită dimensiune <text:bookmark text:name="MathJax-Element-3-Frame"/><text:bookmark text:name="MathJax-Span-14"/><text:bookmark text:name="MathJax-Span-15"/><text:bookmark text:name="MathJax-Span-16"/><text:span text:style-name="T1">d</text:span><text:bookmark text:name="MathJax-Span-17"/><text:span text:style-name="T1">m</text:span><text:bookmark text:name="MathJax-Span-18"/><text:span text:style-name="T1">g</text:span>, valoare dată de dimensiunea mănușilor pe care spiridușul le are. În fiecare celulă din ghețar se poate găsi o pereche de mănuși cu o dimensiune mai mare, caz în care spiridușul va arunca în celula respectivă vechile lui mănuși, și le va echipa pe cele noi. <text:s/>Deoarece spiridușii sunt foarte firavi, aceștia pot arunca cu bulgări unii în alții doar atunci când se afla în aceeași celulă. Fiind foarte competitivi, niciunul dintre ei nu vrea să renunțe prea ușor, dorind să îl trimită pe adversar acasă. Când doi spiriduși ajung în aceeași celulă, atacă cel cu stamina mai mare (la stamină egală atacă jucătorul care intră în celula respectivă), scăzând dmg din hp-ul celui de al doilea. Cel de al doilea atacă la rândul său în același mod. Evenimentele se repetă pană când un spiriduș se udă leoarcă și este nevoit să plece. Spiridușul care rămâne, câștigă stamina spiridușului pe care l-a trimis acasă (stamina jucătorului eliminat va fi 0). Ghețarul nu este plat ci are denivelări, astfel pentru ca un spiriduș să se deplaseze de la o celulă la alta, acesta va consuma modulul diferenței înălțimilor dintre cele două celule stamină. Dacă nu are suficientă stamină acesta nu se va mișca în direcția respectivă. </text:p>
      <text:p text:style-name="Text_20_body">Moș Crăciun știe că spiridușii se joacă pe ghețar și vrea să le aducă aminte din când în când că trebuie să vină înapoi în atelierul de jucării să îl ajute. Așa că el trimite o furtună de bulgări de zăpadă ce va avea epicentrul într-o celulă <text:bookmark text:name="MathJax-Element-4-Frame"/><text:bookmark text:name="MathJax-Span-19"/><text:bookmark text:name="MathJax-Span-20"/><text:bookmark text:name="MathJax-Span-21"/><text:span text:style-name="T1">x</text:span></text:p>
      <text:p text:style-name="Text_20_body">, <text:bookmark text:name="MathJax-Element-5-Frame"/><text:bookmark text:name="MathJax-Span-22"/><text:bookmark text:name="MathJax-Span-23"/><text:bookmark text:name="MathJax-Span-24"/><text:span text:style-name="T1">y</text:span> și va scădea <text:bookmark text:name="MathJax-Element-6-Frame"/><text:bookmark text:name="MathJax-Span-25"/><text:bookmark text:name="MathJax-Span-26"/><text:bookmark text:name="MathJax-Span-27"/><text:span text:style-name="T1">d</text:span><text:bookmark text:name="MathJax-Span-28"/><text:span text:style-name="T1">m</text:span><text:bookmark text:name="MathJax-Span-29"/><text:span text:style-name="T1">g</text:span> din <text:bookmark text:name="MathJax-Element-7-Frame"/><text:bookmark text:name="MathJax-Span-30"/><text:bookmark text:name="MathJax-Span-31"/><text:bookmark text:name="MathJax-Span-32"/><text:span text:style-name="T1">h</text:span><text:bookmark text:name="MathJax-Span-33"/><text:span text:style-name="T1">p</text:span>-ul tuturor spiridușilor ce se află în raza circulară <text:bookmark text:name="MathJax-Element-8-Frame"/><text:bookmark text:name="MathJax-Span-34"/><text:bookmark text:name="MathJax-Span-35"/><text:bookmark text:name="MathJax-Span-36"/><text:span text:style-name="T1">R</text:span></text:p>
      <text:p text:style-name="Text_20_body">de epicentru. </text:p>
      <text:p text:style-name="Text_20_body">Din cauza încălzirii globale, ghețarul se topește, pierzând o unitate din rază. Toți spiridușii ce ies înafară ghețarului vor cădea în apă și se vor uda, fiind nevoiți să plece. </text:p>
      <text:p text:style-name="Text_20_body">Moș Crăciun este ocupat cu împachetarea cadourilor, așa că are nevoie de voi pentru a urmări distracția spiridușilor. Astfel, Moșul vrea un raport (<text:bookmark text:name="MathJax-Element-9-Frame"/><text:bookmark text:name="MathJax-Span-37"/><text:bookmark text:name="MathJax-Span-38"/><text:bookmark text:name="MathJax-Span-39"/><text:span text:style-name="T1">s</text:span><text:bookmark text:name="MathJax-Span-40"/><text:span text:style-name="T1">c</text:span><text:bookmark text:name="MathJax-Span-41"/><text:span text:style-name="T1">o</text:span><text:bookmark text:name="MathJax-Span-42"/><text:span text:style-name="T1">r</text:span><text:bookmark text:name="MathJax-Span-43"/><text:span text:style-name="T1">e</text:span><text:bookmark text:name="MathJax-Span-44"/><text:span text:style-name="T1">b</text:span><text:bookmark text:name="MathJax-Span-45"/><text:span text:style-name="T1">o</text:span><text:bookmark text:name="MathJax-Span-46"/><text:span text:style-name="T1">a</text:span><text:bookmark text:name="MathJax-Span-47"/><text:span text:style-name="T1">r</text:span><text:bookmark text:name="MathJax-Span-48"/><text:span text:style-name="T1">d</text:span></text:p>
      <text:p text:style-name="Text_20_body">) cu cei mai puternici (și în același timp, chiulangii) spiriduși și vă poate suna oricând pentru a-i transmite acest lucru. </text:p>
      <text:p text:style-name="Text_20_body">Jocul se încheie când mai există un singur jucător pe ghețar. </text:p>
      <text:h text:style-name="Heading_20_1" text:outline-level="1"><text:bookmark text:name="date_de_intrare_si_iesire"/>Date de intrare si iesire:</text:h>
      <text:p text:style-name="Text_20_body">Fișierul este dat în primul argument al liniei de comandă. </text:p>
      <text:p text:style-name="Text_20_body">Voi va trebui să citiți din fișierul <text:span text:style-name="Source_20_Text">[nume].in</text:span> și să afișați în fișierul <text:span text:style-name="Source_20_Text">[nume].out</text:span>. </text:p>
      <text:p text:style-name="Text_20_body">Pe prima linie se vor găsi două numere, <text:bookmark text:name="MathJax-Element-10-Frame"/><text:bookmark text:name="MathJax-Span-49"/><text:bookmark text:name="MathJax-Span-50"/><text:bookmark text:name="MathJax-Span-51"/><text:span text:style-name="T1">R</text:span></text:p>
      <text:p text:style-name="Text_20_body">și <text:bookmark text:name="MathJax-Element-11-Frame"/><text:bookmark text:name="MathJax-Span-52"/><text:bookmark text:name="MathJax-Span-53"/><text:bookmark text:name="MathJax-Span-54"/><text:span text:style-name="T1">P</text:span>, <text:bookmark text:name="MathJax-Element-12-Frame"/><text:bookmark text:name="MathJax-Span-55"/><text:bookmark text:name="MathJax-Span-56"/><text:bookmark text:name="MathJax-Span-57"/><text:span text:style-name="T1">R</text:span> reprezentând raza inițială a ghețarului, iar <text:bookmark text:name="MathJax-Element-13-Frame"/><text:bookmark text:name="MathJax-Span-58"/><text:bookmark text:name="MathJax-Span-59"/><text:bookmark text:name="MathJax-Span-60"/><text:span text:style-name="T1">P</text:span></text:p>
      <text:p text:style-name="Text_20_body">, numărul de jucători. </text:p>
      <text:p text:style-name="Text_20_body"><text:soft-page-break/>Pe următoarele <text:bookmark text:name="MathJax-Element-14-Frame"/><text:bookmark text:name="MathJax-Span-61"/><text:bookmark text:name="MathJax-Span-62"/><text:bookmark text:name="MathJax-Span-63"/><text:span text:style-name="T2">2</text:span><text:bookmark text:name="MathJax-Span-64"/>∗<text:bookmark text:name="MathJax-Span-65"/><text:span text:style-name="T1">R</text:span><text:bookmark text:name="MathJax-Span-66"/><text:span text:style-name="T2">+</text:span><text:bookmark text:name="MathJax-Span-67"/><text:span text:style-name="T2">1</text:span></text:p>
      <text:p text:style-name="Text_20_body">linii se găsesc câte <text:bookmark text:name="MathJax-Element-15-Frame"/><text:bookmark text:name="MathJax-Span-68"/><text:bookmark text:name="MathJax-Span-69"/><text:bookmark text:name="MathJax-Span-70"/><text:span text:style-name="T2">2</text:span><text:bookmark text:name="MathJax-Span-71"/>∗<text:bookmark text:name="MathJax-Span-72"/><text:span text:style-name="T1">R</text:span><text:bookmark text:name="MathJax-Span-73"/><text:span text:style-name="T2">+</text:span><text:bookmark text:name="MathJax-Span-74"/><text:span text:style-name="T2">1</text:span> perechi de numere, separate prin spațiu, <text:bookmark text:name="MathJax-Element-16-Frame"/><text:bookmark text:name="MathJax-Span-75"/><text:bookmark text:name="MathJax-Span-76"/><text:bookmark text:name="MathJax-Span-77"/><text:span text:style-name="T1">A</text:span> <text:bookmark text:name="MathJax-Element-17-Frame"/><text:bookmark text:name="MathJax-Span-78"/><text:bookmark text:name="MathJax-Span-79"/><text:bookmark text:name="MathJax-Span-80"/><text:span text:style-name="T1">B</text:span>, ce corespund caracteristicilor unei celule din ghețar: <text:bookmark text:name="MathJax-Element-18-Frame"/><text:bookmark text:name="MathJax-Span-81"/><text:bookmark text:name="MathJax-Span-82"/><text:bookmark text:name="MathJax-Span-83"/><text:span text:style-name="T1">A</text:span> - altitudine, <text:bookmark text:name="MathJax-Element-19-Frame"/><text:bookmark text:name="MathJax-Span-84"/><text:bookmark text:name="MathJax-Span-85"/><text:bookmark text:name="MathJax-Span-86"/><text:span text:style-name="T1">B</text:span></text:p>
      <text:p text:style-name="Text_20_body">- dimensiune mănuși. </text:p>
      <text:p text:style-name="Text_20_body">Pe următoarele <text:bookmark text:name="MathJax-Element-20-Frame"/><text:bookmark text:name="MathJax-Span-87"/><text:bookmark text:name="MathJax-Span-88"/><text:bookmark text:name="MathJax-Span-89"/><text:span text:style-name="T1">P</text:span></text:p>
      <text:p text:style-name="Text_20_body">linii se găsesc caracteristicile spiridușilor: <text:bookmark text:name="MathJax-Element-21-Frame"/><text:bookmark text:name="MathJax-Span-90"/><text:bookmark text:name="MathJax-Span-91"/><text:bookmark text:name="MathJax-Span-92"/><text:span text:style-name="T1">n</text:span><text:bookmark text:name="MathJax-Span-93"/><text:span text:style-name="T1">u</text:span><text:bookmark text:name="MathJax-Span-94"/><text:span text:style-name="T1">m</text:span><text:bookmark text:name="MathJax-Span-95"/><text:span text:style-name="T1">e</text:span> (începe mereu cu majusculă), <text:bookmark text:name="MathJax-Element-22-Frame"/><text:bookmark text:name="MathJax-Span-96"/><text:bookmark text:name="MathJax-Span-97"/><text:bookmark text:name="MathJax-Span-98"/><text:span text:style-name="T1">x</text:span>, <text:bookmark text:name="MathJax-Element-23-Frame"/><text:bookmark text:name="MathJax-Span-99"/><text:bookmark text:name="MathJax-Span-100"/><text:bookmark text:name="MathJax-Span-101"/><text:span text:style-name="T1">y</text:span>, <text:bookmark text:name="MathJax-Element-24-Frame"/><text:bookmark text:name="MathJax-Span-102"/><text:bookmark text:name="MathJax-Span-103"/><text:bookmark text:name="MathJax-Span-104"/><text:span text:style-name="T1">h</text:span><text:bookmark text:name="MathJax-Span-105"/><text:span text:style-name="T1">p</text:span>, <text:bookmark text:name="MathJax-Element-25-Frame"/><text:bookmark text:name="MathJax-Span-106"/><text:bookmark text:name="MathJax-Span-107"/><text:bookmark text:name="MathJax-Span-108"/><text:span text:style-name="T1">s</text:span><text:bookmark text:name="MathJax-Span-109"/><text:span text:style-name="T1">t</text:span><text:bookmark text:name="MathJax-Span-110"/><text:span text:style-name="T1">a</text:span><text:bookmark text:name="MathJax-Span-111"/><text:span text:style-name="T1">m</text:span><text:bookmark text:name="MathJax-Span-112"/><text:span text:style-name="T1">i</text:span><text:bookmark text:name="MathJax-Span-113"/><text:span text:style-name="T1">n</text:span><text:bookmark text:name="MathJax-Span-114"/><text:span text:style-name="T1">a</text:span>. <text:bookmark text:name="MathJax-Element-26-Frame"/><text:bookmark text:name="MathJax-Span-115"/><text:bookmark text:name="MathJax-Span-116"/><text:bookmark text:name="MathJax-Span-117"/><text:span text:style-name="T2">(</text:span><text:bookmark text:name="MathJax-Span-118"/><text:span text:style-name="T1">x</text:span><text:bookmark text:name="MathJax-Span-119"/><text:span text:style-name="T2">,</text:span><text:bookmark text:name="MathJax-Span-120"/><text:span text:style-name="T1">y</text:span><text:bookmark text:name="MathJax-Span-121"/><text:span text:style-name="T2">)</text:span> reprezintă poziția inițială a spiridușului (linia <text:bookmark text:name="MathJax-Element-27-Frame"/><text:bookmark text:name="MathJax-Span-122"/><text:bookmark text:name="MathJax-Span-123"/><text:bookmark text:name="MathJax-Span-124"/><text:span text:style-name="T1">x</text:span>, coloana <text:bookmark text:name="MathJax-Element-28-Frame"/><text:bookmark text:name="MathJax-Span-125"/><text:bookmark text:name="MathJax-Span-126"/><text:bookmark text:name="MathJax-Span-127"/><text:span text:style-name="T1">y</text:span></text:p>
      <text:p text:style-name="Text_20_body">). Id-urile jucătorilor se vor considera în ordinea citirii, numerotarea începând de la 0. Inițial jucătorii nu au mănuși, deci vor lua mănușa din celula în care aterizează. </text:p>
      <text:p text:style-name="Text_20_body">Exemplu Intrare </text:p>
      <text:p text:style-name="Text_20_body">Dacă jucătorul apare în afara ghețarului se va afișa: </text:p>
      <text:p text:style-name="P12">[name] has missed the glacier.</text:p>
      <text:p text:style-name="Text_20_body">Pe următoarele linii se vor citi comenzi de diverse tipuri, câte una pe linie, până la sfârșitul fișierului: </text:p>
      <text:p text:style-name="Text_20_body">Comanda <text:span text:style-name="Source_20_Text">MOVE [id] [UDLR]+</text:span> </text:p>
      <text:list xml:id="list2658223354" text:style-name="L1">
        <text:list-item>
          <text:p text:style-name="P8">Mută jucătorul cu id-ul [id] după secventa indicată.</text:p>
        </text:list-item>
        <text:list-item>
          <text:p text:style-name="P8">Un caracter din secvență reprezintă o mutare.</text:p>
        </text:list-item>
        <text:list-item>
          <text:p text:style-name="P8"><text:span text:style-name="Source_20_Text">id</text:span> este un număr.</text:p>
        </text:list-item>
        <text:list-item>
          <text:p text:style-name="P8">Secvența <text:span text:style-name="Source_20_Text">[UDLR]+</text:span> înseamnă că pot fi unul din caracterele indicate de oricâte ori, cel puțin o dată. Citirea se face până la sfârșitul rândului.</text:p>
        </text:list-item>
        <text:list-item>
          <text:p text:style-name="P8">Codificare:</text:p>
          <text:list>
            <text:list-item>
              <text:p text:style-name="P8"><text:span text:style-name="Source_20_Text">U</text:span>- sus</text:p>
            </text:list-item>
            <text:list-item>
              <text:p text:style-name="P8"><text:span text:style-name="Source_20_Text">D</text:span> - jos</text:p>
            </text:list-item>
            <text:list-item>
              <text:p text:style-name="P8"><text:span text:style-name="Source_20_Text">L</text:span> - stanga</text:p>
            </text:list-item>
            <text:list-item>
              <text:p text:style-name="P8"><text:span text:style-name="Source_20_Text">R</text:span> - dreapta</text:p>
            </text:list-item>
          </text:list>
        </text:list-item>
        <text:list-item>
          <text:p text:style-name="P2">Fiecare mutare se face dacă jucătorul <text:span text:style-name="Source_20_Text">id</text:span> are suficientă stamina, dacă nu, mutarea respectiva nu se face.</text:p>
        </text:list-item>
      </text:list>
      <text:p text:style-name="Text_20_body">Dacă în urma mutării unul dintre jucători a plecat pe spinarea lui Rudolf, mutările celui care a plecat nu se vor mai face și se va afișa în fișierul indicat: </text:p>
      <text:p text:style-name="P12">[name1] sent [name2] back home.</text:p>
      <text:list xml:id="list2218965069" text:style-name="L2">
        <text:list-item>
          <text:p text:style-name="P3">Mutările unui jucător care a plecat nu se mai fac.</text:p>
        </text:list-item>
      </text:list>
      <text:p text:style-name="Text_20_body">Dacă în urma mutărilor jucătorul cade de pe ghețar se va afișa: </text:p>
      <text:p text:style-name="P12">[name] fell off the glacier.</text:p>
      <text:p text:style-name="Text_20_body">Comanda <text:span text:style-name="Source_20_Text">SNOWSTORM [K]</text:span> </text:p>
      <text:list xml:id="list149382028" text:style-name="L3">
        <text:list-item>
          <text:p text:style-name="P9"><text:soft-page-break/><text:span text:style-name="Source_20_Text">[K]</text:span> este un întreg pe 32 biți.</text:p>
        </text:list-item>
        <text:list-item>
          <text:p text:style-name="P9">Numărul <text:span text:style-name="Source_20_Text">[K]</text:span> are 4 octeți <text:span text:style-name="Source_20_Text">[DMG][R][Y][X]</text:span>.</text:p>
        </text:list-item>
        <text:list-item>
          <text:p text:style-name="P9">Numerele <text:span text:style-name="Source_20_Text">X, Y, R, DMG</text:span> iau valori de la 0 la 255.</text:p>
        </text:list-item>
        <text:list-item>
          <text:p text:style-name="P9">Perechea <text:span text:style-name="Source_20_Text">X, Y</text:span> reprezintă epicentrul furtunii de zăpadă</text:p>
        </text:list-item>
        <text:list-item>
          <text:p text:style-name="P9"><text:span text:style-name="Source_20_Text">R</text:span> reprezintă rază circulară a furtunii.</text:p>
        </text:list-item>
        <text:list-item>
          <text:p text:style-name="P4">O furtună de raza 0 afectează doar epicentrul.</text:p>
        </text:list-item>
      </text:list>
      <text:p text:style-name="Text_20_body">Dacă în urma furtunii unii jucători sunt nevoiți să plece se vor afișa în ordinea citirii: </text:p>
      <text:p text:style-name="P12">[name] was hit by snowstorm.</text:p>
      <text:list xml:id="list694190189" text:style-name="L4">
        <text:list-item>
          <text:p text:style-name="P5"><text:span text:style-name="Source_20_Text">DMG</text:span> reprezintă dimensiunea bulgărilor ce vor afecta jucătorii ce se află pe raza furtunii</text:p>
        </text:list-item>
      </text:list>
      <text:p text:style-name="Text_20_body">Atenție la Endianness! Sursele se vor testa pe o arhitectura Little Endian. Mai multe detalii <text:a xlink:type="simple" xlink:href="https://en.wikipedia.org/wiki/Endianness" text:style-name="Internet_20_link" text:visited-style-name="Visited_20_Internet_20_Link">aici</text:a>. </text:p>
      <text:p text:style-name="Text_20_body">Comanda <text:span text:style-name="Source_20_Text">PRINT_SCOREBOARD</text:span> </text:p>
      <text:list xml:id="list20873338" text:style-name="L5">
        <text:list-item>
          <text:p text:style-name="P10">Realizează un clasament al tuturor jucătorilor pe baza următoarelor criterii de sortare:</text:p>
          <text:list>
            <text:list-item>
              <text:p text:style-name="P10">jucătorul este încă pe ghețar sau a plecat: <text:span text:style-name="Source_20_Text">[DRY/WET]</text:span></text:p>
            </text:list-item>
            <text:list-item>
              <text:p text:style-name="P10">Numărul de jucători eliminați de jucătorul în cauză: <text:span text:style-name="Source_20_Text">[ELIMINATED]</text:span></text:p>
            </text:list-item>
            <text:list-item>
              <text:p text:style-name="P6">Numele jucătorilor în ordine lexicografică</text:p>
            </text:list-item>
          </text:list>
        </text:list-item>
      </text:list>
      <text:p text:style-name="Text_20_body">Modelul de afișare este: </text:p>
      <text:p text:style-name="Preformatted_20_Text">SCOREBOARD:</text:p>
      <text:p text:style-name="Preformatted_20_Text">[name] <text:s/>[DRY/WET] <text:s text:c="6"/>[ELIMINATED] (yes, those are tabs!)</text:p>
      <text:p text:style-name="P12">. . .</text:p>
      <text:p text:style-name="Text_20_body">Comanda <text:span text:style-name="Source_20_Text">MELTDOWN [STAMINA]</text:span> </text:p>
      <text:list xml:id="list469780836" text:style-name="L6">
        <text:list-item>
          <text:p text:style-name="P11">Reduce raza ghețarului cu o unitate.</text:p>
        </text:list-item>
        <text:list-item>
          <text:p text:style-name="P11">Harta se va realoca astfel încât noul ghețar să fie înscris hărții.</text:p>
        </text:list-item>
        <text:list-item>
          <text:p text:style-name="P7">Toți jucătorii rămași pe ghețar vor primi <text:span text:style-name="Source_20_Text">[STAMINA]</text:span> energie.</text:p>
        </text:list-item>
      </text:list>
      <text:p text:style-name="Text_20_body">Dacă în urma topirii unii jucători cad în apă se vor afișa în ordinea citirii: </text:p>
      <text:p text:style-name="P12">[name] got wet because of global warming.</text:p>
      <text:p text:style-name="Text_20_body">Sfarsitul jocului: </text:p>
      <text:p text:style-name="Text_20_body">Când mai există un singur jucător pe ghețar, jocul se încheie și se va afișa: </text:p>
      <text:p text:style-name="P12">[name] has won!</text:p>
      <text:h text:style-name="Heading_20_1" text:outline-level="1"><text:bookmark text:name="exemplu"/>Exemplu</text:h>
      <text:p text:style-name="Preformatted_20_Text">Rulare: ./snowfight snowfight</text:p>
      <text:p text:style-name="Preformatted_20_Text">snowfight.in</text:p>
      <text:p text:style-name="Preformatted_20_Text">2 6</text:p>
      <text:p text:style-name="Preformatted_20_Text">99 100 14 15 1 4 29 43 15 15</text:p>
      <text:p text:style-name="Preformatted_20_Text">31 24 2 0 2 0 2 0 12 12</text:p>
      <text:p text:style-name="Preformatted_20_Text"><text:soft-page-break/>1 5 2 6 3 50 2 0 1 100</text:p>
      <text:p text:style-name="Preformatted_20_Text">31 24 2 0 2 0 2 0 12 12</text:p>
      <text:p text:style-name="Preformatted_20_Text">99 100 14 15 1 4 29 43 15 15</text:p>
      <text:p text:style-name="Preformatted_20_Text">Lucky 0 0 100 100</text:p>
      <text:p text:style-name="Preformatted_20_Text">James 2 0 100 100</text:p>
      <text:p text:style-name="Preformatted_20_Text">Jerry 2 4 100 100</text:p>
      <text:p text:style-name="Preformatted_20_Text">Cristofor 0 2 100 100</text:p>
      <text:p text:style-name="Preformatted_20_Text">Chris 2 3 100 100</text:p>
      <text:p text:style-name="Preformatted_20_Text">Miclaus 2 1 100 100</text:p>
      <text:p text:style-name="Preformatted_20_Text">MOVE 1 RRUUU</text:p>
      <text:p text:style-name="Preformatted_20_Text">MOVE 3 DL</text:p>
      <text:p text:style-name="Preformatted_20_Text">SNOWSTORM -2130705662</text:p>
      <text:p text:style-name="Preformatted_20_Text">MOVE 2 L</text:p>
      <text:p text:style-name="Preformatted_20_Text">MELTDOWN 10</text:p>
      <text:p text:style-name="Preformatted_20_Text">PRINT_SCOREBOARD</text:p>
      <text:p text:style-name="Preformatted_20_Text">MOVE 2 L</text:p>
      <text:p text:style-name="Preformatted_20_Text">SNOWSTORM 838992641</text:p>
      <text:p text:style-name="P12">MOVE 5 R</text:p>
      <text:p text:style-name="Preformatted_20_Text">snowfight.out</text:p>
      <text:p text:style-name="Preformatted_20_Text">Lucky has missed the glacier.</text:p>
      <text:p text:style-name="Preformatted_20_Text">Miclaus sent James back home.</text:p>
      <text:p text:style-name="Preformatted_20_Text">Chris was hit by snowstorm.</text:p>
      <text:p text:style-name="Preformatted_20_Text">Cristofor got wet because of global warming.</text:p>
      <text:p text:style-name="Preformatted_20_Text">SCOREBOARD:</text:p>
      <text:p text:style-name="Preformatted_20_Text">Miclaus DRY <text:s text:c="4"/>1</text:p>
      <text:p text:style-name="Preformatted_20_Text">Jerry <text:s text:c="2"/>DRY <text:s text:c="4"/>0</text:p>
      <text:p text:style-name="Preformatted_20_Text">Chris <text:s text:c="2"/>WET <text:s text:c="4"/>0</text:p>
      <text:p text:style-name="Preformatted_20_Text">Cristofor <text:s text:c="6"/>WET <text:s text:c="4"/>0</text:p>
      <text:p text:style-name="Preformatted_20_Text">James <text:s text:c="2"/>WET <text:s text:c="4"/>0</text:p>
      <text:p text:style-name="Preformatted_20_Text">Lucky <text:s text:c="2"/>WET <text:s text:c="4"/>0</text:p>
      <text:p text:style-name="Preformatted_20_Text">Miclaus sent Jerry back home.</text:p>
      <text:p text:style-name="P12">Miclaus has w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6:43:27.724997131</meta:creation-date>
    <dc:date>2019-10-26T16:44:23.387112990</dc:date>
    <meta:editing-duration>PT56S</meta:editing-duration>
    <meta:editing-cycles>1</meta:editing-cycles>
    <meta:document-statistic meta:table-count="0" meta:image-count="0" meta:object-count="0" meta:page-count="4" meta:paragraph-count="107" meta:word-count="1182" meta:character-count="6631" meta:non-whitespace-character-count="5510"/>
    <meta:generator>LibreOffice/6.0.7.3$Linux_X86_64 LibreOffice_project/00m0$Build-3</meta:generator>
  </office:meta>
</office:document-meta>
</file>